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4f2a" officeooo:paragraph-rsid="00184f2a"/>
    </style:style>
    <style:style style:name="P2" style:family="paragraph" style:parent-style-name="Standard">
      <style:text-properties officeooo:rsid="0019f8b7" officeooo:paragraph-rsid="0019f8b7"/>
    </style:style>
    <style:style style:name="P3" style:family="paragraph" style:parent-style-name="Standard">
      <style:text-properties officeooo:rsid="001aed2b" officeooo:paragraph-rsid="001aed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... = Beállítások...</text:p>
      <text:p text:style-name="P1">General = Általános</text:p>
      <text:p text:style-name="P1">Machine Translation = Gépi fordítás</text:p>
      <text:p text:style-name="P1">Glossaries = Szószedetek</text:p>
      <text:p text:style-name="P1">Dictionary = Szótár</text:p>
      <text:p text:style-name="P1">Appearance = Megjelenés</text:p>
      <text:p text:style-name="P1">Font = Betűk</text:p>
      <text:p text:style-name="P1">Colours = Színek</text:p>
      <text:p text:style-name="P1">Állományszűrők = Állományszűrők</text:p>
      <text:p text:style-name="P1">A szövegdarabolás beállításai = A szövegdarabolás beállításai</text:p>
      <text:p text:style-name="P1">Auto-completion = Automatikus kiegészítés</text:p>
      <text:p text:style-name="P1">Glossaries = Szószedetek</text:p>
      <text:p text:style-name="P1">Autotext = Automatikus szöveg</text:p>
      <text:p text:style-name="P1">Character Table = Karaktertábla</text:p>
      <text:p text:style-name="P1">History = Előzmények</text:p>
      <text:p text:style-name="P1">Spellchecker = Helyesírás-ellenőrző</text:p>
      <text:p text:style-name="P1">Language Tool = Nyelvi eszköz</text:p>
      <text:p text:style-name="P1">Global External Searches = Globális külső keresések</text:p>
      <text:p text:style-name="P1">Editor = Szerkesztő</text:p>
      <text:p text:style-name="P1">Tag processing = Címkék beállításai</text:p>
      <text:p text:style-name="P2">Team = Csapatmunka</text:p>
      <text:p text:style-name="P2">Repository Credentials = Adattári azonosítók</text:p>
      <text:p text:style-name="P3">View = Nézet</text:p>
      <text:p text:style-name="P3">Saving and Output = Mentés és kimenet</text:p>
      <text:p text:style-name="P3">Proxy Login = Proxy belépés</text:p>
      <text:p text:style-name="P3">Secure Store = Adatbiztonság</text:p>
      <text:p text:style-name="P3">Plugins = Kiegészítők</text:p>
      <text:p text:style-name="P3">Updates = Frissítések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06:24:43.636000000</meta:creation-date>
    <meta:generator>LibreOffice/7.6.2.1$Windows_X86_64 LibreOffice_project/56f7684011345957bbf33a7ee678afaf4d2ba333</meta:generator>
    <dc:date>2023-11-27T06:41:22.505000000</dc:date>
    <meta:editing-duration>PT16M38S</meta:editing-duration>
    <meta:editing-cycles>3</meta:editing-cycles>
    <meta:document-statistic meta:table-count="0" meta:image-count="0" meta:object-count="0" meta:page-count="1" meta:paragraph-count="28" meta:word-count="110" meta:character-count="793" meta:non-whitespace-character-count="711"/>
  </office:meta>
</office:document-meta>
</file>